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7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20" style:family="table-cell" style:parent-style-name="Normal_5f_TAB21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21" style:family="table-cell" style:parent-style-name="Percent" style:data-style-name="N10">
      <style:table-cell-properties fo:border="0.06pt solid #ffffff"/>
    </style:style>
    <style:style style:name="ce22" style:family="table-cell" style:parent-style-name="Percent" style:data-style-name="N10">
      <style:table-cell-properties fo:background-color="#ffffff"/>
      <style:text-properties fo:font-size="9pt" style:font-size-asian="9pt" style:font-size-complex="9pt"/>
    </style:style>
    <style:style style:name="ce23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4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5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6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7" style:family="table-cell" style:parent-style-name="Percent" style:data-style-name="N10">
      <style:table-cell-properties style:text-align-source="fix" style:repeat-content="false" fo:border="0.06pt solid #ffffff" style:vertical-align="top"/>
      <style:paragraph-properties fo:text-align="start" fo:margin-left="0mm"/>
    </style:style>
    <style:style style:name="ce28" style:family="table-cell" style:parent-style-name="Normal_5f_TAB2194" style:data-style-name="N111">
      <style:table-cell-properties style:cell-protect="protected" style:print-content="true" style:text-align-source="fix" style:repeat-content="false" fo:background-color="transparent" fo:border="0.06pt solid #ffffff" style:vertical-align="top"/>
      <style:paragraph-properties fo:text-align="start" fo:margin-left="0mm"/>
      <style:text-properties style:font-name="Arial1" style:font-name-asian="Arial" style:font-name-complex="Arial"/>
    </style:style>
    <style:style style:name="ce29" style:family="table-cell" style:parent-style-name="Normal_5f_TAB2094" style:data-style-name="N111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0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32" style:family="table-cell" style:parent-style-name="Percent" style:data-style-name="N10">
      <style:table-cell-properties fo:border="0.06pt solid #ffffff" style:vertical-align="middle"/>
    </style:style>
    <style:style style:name="ce33" style:family="table-cell" style:parent-style-name="Normal_5f_TAB2194" style:data-style-name="N111">
      <style:table-cell-properties style:cell-protect="protected" style:print-content="true" fo:background-color="transparent" fo:border="0.06pt solid #ffffff" style:vertical-align="middle"/>
      <style:text-properties style:font-name="Arial1" style:font-name-asian="Arial" style:font-name-complex="Arial"/>
    </style:style>
    <style:style style:name="ce34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5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6" style:family="table-cell" style:parent-style-name="Normal_5f_CS94D" style:data-style-name="N118">
      <style:table-cell-properties fo:border-bottom="0.06pt solid #000000" style:cell-protect="protected" style:print-content="true" style:text-align-source="fix" style:repeat-content="false" fo:background-color="transparent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7" style:family="table-cell" style:parent-style-name="Normal_5f_CS94D" style:data-style-name="N118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8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4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1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2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 fo:font-style="italic" style:font-style-asian="italic" style:font-style-complex="italic"/>
    </style:style>
    <style:style style:name="ce43" style:family="table-cell" style:parent-style-name="Normal_5f_TAB21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mm"/>
      <style:text-properties fo:color="#000000"/>
    </style:style>
    <style:style style:name="ce45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6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7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0.06pt solid #ffffff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8" style:family="table-cell" style:parent-style-name="Normal_5f_TAB2094" style:data-style-name="N111">
      <style:table-cell-properties style:cell-protect="protected" style:print-content="true" fo:background-color="transparent" style:vertical-align="automatic"/>
      <style:text-properties style:font-name="Arial1" style:font-name-asian="Arial" style:font-name-complex="Arial"/>
    </style:style>
    <style:style style:name="ce49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50" style:family="table-cell" style:parent-style-name="Normal_5f_TAB2194" style:data-style-name="N111">
      <style:table-cell-properties fo:border-bottom="0.06pt solid #ffffff" style:cell-protect="protected" style:print-content="true" fo:background-color="transparent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51" style:family="table-cell" style:parent-style-name="Normal_5f_TAB2194" style:data-style-name="N111">
      <style:table-cell-properties style:cell-protect="protected" style:print-content="true" fo:background-color="transparent" style:vertical-align="automatic"/>
      <style:text-properties style:font-name="Arial1" style:font-name-asian="Arial" style:font-name-complex="Arial"/>
    </style:style>
    <style:style style:name="ce52" style:family="table-cell" style:parent-style-name="Default" style:data-style-name="N0">
      <style:table-cell-properties fo:background-color="#ffffff"/>
    </style:style>
    <style:style style:name="ce54" style:family="table-cell" style:parent-style-name="Default" style:data-style-name="N1">
      <style:table-cell-properties fo:background-color="#ffffff"/>
    </style:style>
    <style:style style:name="ce55" style:family="table-cell" style:parent-style-name="Default" style:data-style-name="N2">
      <style:table-cell-properties fo:background-color="#ffffff"/>
    </style:style>
    <style:style style:name="ce56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57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8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/>
    </style:style>
    <style:style style:name="ce9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middle"/>
      <style:text-properties fo:color="#000000"/>
    </style:style>
    <style:style style:name="ce99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01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02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04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05" style:family="table-cell" style:parent-style-name="Normal_5f_TAB2094" style:data-style-name="N111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06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0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08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mm"/>
      <style:text-properties fo:color="#000000"/>
    </style:style>
    <style:style style:name="ce109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10" style:family="table-cell" style:parent-style-name="Normal_5f_TAB20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0" style:family="table-cell" style:parent-style-name="Default" style:data-style-name="N0">
      <style:table-cell-properties fo:background-color="#ffffff"/>
      <style:text-properties fo:color="#000000"/>
    </style:style>
    <style:style style:name="ce112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13" style:family="table-cell" style:parent-style-name="Normal_5f_TAB2194" style:data-style-name="N111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11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15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16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17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18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119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20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2" style:family="table-cell" style:parent-style-name="Default" style:data-style-name="N1">
      <style:table-cell-properties fo:background-color="#ffffff"/>
    </style:style>
    <style:style style:name="ce122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23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24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25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26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2">
      <style:table-cell-properties fo:background-color="#ffffff"/>
    </style:style>
    <style:style style:name="ce128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29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Normal_5f_TAB2194" style:data-style-name="N111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131" style:family="table-cell" style:parent-style-name="Normal_5f_TAB21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32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33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134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35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0.06pt solid #ffffff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37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automatic"/>
      <style:text-properties fo:color="#000000"/>
    </style:style>
    <style:style style:name="ce138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middle"/>
      <style:text-properties fo:color="#000000"/>
    </style:style>
    <style:style style:name="ce139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automatic"/>
      <style:text-properties fo:color="#000000" fo:font-style="italic" style:font-style-asian="italic" style:font-style-complex="italic"/>
    </style:style>
    <style:style style:name="ce140" style:family="table-cell" style:parent-style-name="Percent" style:data-style-name="N10">
      <style:table-cell-properties fo:background-color="#ffffff" fo:border="0.06pt solid #ffffff"/>
    </style:style>
    <style:style style:name="ce141" style:family="table-cell" style:parent-style-name="Percent" style:data-style-name="N10">
      <style:table-cell-properties fo:background-color="#ffffff"/>
      <style:text-properties fo:font-size="9pt" style:font-size-asian="9pt" style:font-size-complex="9pt"/>
    </style:style>
    <style:style style:name="ce142" style:family="table-cell" style:parent-style-name="Percent" style:data-style-name="N10">
      <style:table-cell-properties fo:background-color="#ffffff" style:text-align-source="fix" style:repeat-content="false" fo:border="0.06pt solid #ffffff" style:vertical-align="top"/>
      <style:paragraph-properties fo:text-align="start" fo:margin-left="0mm"/>
    </style:style>
    <style:style style:name="ce143" style:family="table-cell" style:parent-style-name="Percent" style:data-style-name="N10">
      <style:table-cell-properties fo:background-color="#ffffff" fo:border="0.06pt solid #ffffff" style:vertical-align="middle"/>
    </style:style>
    <style:style style:name="ce144" style:family="table-cell" style:parent-style-name="Percent" style:data-style-name="N10">
      <style:table-cell-properties fo:background-color="#ffffff"/>
    </style:style>
    <style:style style:name="ce145" style:family="table-cell" style:parent-style-name="Normal_5f_TAB2194" style:data-style-name="N111">
      <style:table-cell-properties fo:background-color="#ffffff" style:cell-protect="protected" style:print-content="true" style:text-align-source="fix" style:repeat-content="false" fo:border="0.06pt solid #ffffff" style:vertical-align="top"/>
      <style:paragraph-properties fo:text-align="start" fo:margin-left="0mm"/>
      <style:text-properties style:font-name="Arial1" style:font-name-asian="Arial" style:font-name-complex="Arial"/>
    </style:style>
    <style:style style:name="ce146" style:family="table-cell" style:parent-style-name="Normal_5f_TAB2194" style:data-style-name="N111">
      <style:table-cell-properties fo:background-color="#ffffff" style:cell-protect="protected" style:print-content="true" fo:border="0.06pt solid #ffffff" style:vertical-align="middle"/>
      <style:text-properties style:font-name="Arial1" style:font-name-asian="Arial" style:font-name-complex="Arial"/>
    </style:style>
    <style:style style:name="ce147" style:family="table-cell" style:parent-style-name="Normal_5f_TAB2194" style:data-style-name="N111">
      <style:table-cell-properties fo:background-color="#ffffff" style:cell-protect="protected" style:print-content="true" fo:border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148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149" style:family="table-cell" style:parent-style-name="Normal_5f_TAB2094" style:data-style-name="N111">
      <style:table-cell-properties style:cell-protect="protected" style:print-content="true" fo:background-color="transparent" style:vertical-align="automatic"/>
      <style:text-properties style:font-name="Arial1" style:font-name-asian="Arial" style:font-name-complex="Arial"/>
    </style:style>
    <style:style style:name="ce150" style:family="table-cell" style:parent-style-name="Normal_5f_TAB21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151" style:family="table-cell" style:parent-style-name="Normal_5f_CS94D" style:data-style-name="N118">
      <style:table-cell-properties fo:border-bottom="0.06pt solid #000000" style:cell-protect="protected" style:print-content="true" style:text-align-source="fix" style:repeat-content="false" fo:background-color="transparent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2" style:family="table-cell" style:parent-style-name="Normal_5f_CS94D" style:data-style-name="N118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3" style:family="table-cell" style:parent-style-name="Normal_5f_TAB2194" style:data-style-name="N111">
      <style:table-cell-properties fo:border-bottom="0.06pt solid #ffffff" style:cell-protect="protected" style:print-content="true" fo:background-color="transparent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154" style:family="table-cell" style:parent-style-name="Normal_5f_TAB2194" style:data-style-name="N111">
      <style:table-cell-properties style:cell-protect="protected" style:print-content="true" fo:background-color="transparent" style:vertical-align="automatic"/>
      <style:text-properties style:font-name="Arial1" style:font-name-asian="Arial" style:font-name-complex="Arial"/>
    </style:style>
    <style:style style:name="ce155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/>
    </style:style>
    <style:style style:name="ce156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middle"/>
      <style:text-properties fo:color="#000000"/>
    </style:style>
    <style:style style:name="ce157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 fo:font-style="italic" style:font-style-asian="italic" style:font-style-complex="italic"/>
    </style:style>
    <style:style style:name="ce158" style:family="table-cell" style:parent-style-name="Percent" style:data-style-name="N10">
      <style:table-cell-properties fo:border="0.06pt solid #ffffff"/>
    </style:style>
    <style:style style:name="ce159" style:family="table-cell" style:parent-style-name="Percent" style:data-style-name="N10">
      <style:table-cell-properties style:text-align-source="fix" style:repeat-content="false" fo:border="0.06pt solid #ffffff" style:vertical-align="top"/>
      <style:paragraph-properties fo:text-align="start" fo:margin-left="0mm"/>
    </style:style>
    <style:style style:name="ce160" style:family="table-cell" style:parent-style-name="Percent" style:data-style-name="N10">
      <style:table-cell-properties fo:border="0.06pt solid #ffffff" style:vertical-align="middle"/>
    </style:style>
    <style:style style:name="ce161" style:family="table-cell" style:parent-style-name="Normal_5f_TAB2194" style:data-style-name="N111">
      <style:table-cell-properties style:cell-protect="protected" style:print-content="true" style:text-align-source="fix" style:repeat-content="false" fo:background-color="transparent" fo:border="0.06pt solid #ffffff" style:vertical-align="top"/>
      <style:paragraph-properties fo:text-align="start" fo:margin-left="0mm"/>
      <style:text-properties style:font-name="Arial1" style:font-name-asian="Arial" style:font-name-complex="Arial"/>
    </style:style>
    <style:style style:name="ce162" style:family="table-cell" style:parent-style-name="Normal_5f_TAB2194" style:data-style-name="N111">
      <style:table-cell-properties style:cell-protect="protected" style:print-content="true" fo:background-color="transparent" fo:border="0.06pt solid #ffffff" style:vertical-align="middle"/>
      <style:text-properties style:font-name="Arial1" style:font-name-asian="Arial" style:font-name-complex="Arial"/>
    </style:style>
    <style:style style:name="ce163" style:family="table-cell" style:parent-style-name="Normal_5f_TAB21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T2" style:family="text">
      <style:text-properties fo:color="#008080" style:text-outline="false" style:text-line-through-style="none" style:text-line-through-type="none" style:text-position="33% 58%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0_GoodsLifted" table:style-name="ta1">
        <table:table-column table:style-name="co1" table:default-cell-style-name="ce113"/>
        <table:table-column table:style-name="co2" table:number-columns-repeated="5" table:default-cell-style-name="ce113"/>
        <table:table-column table:style-name="co3" table:default-cell-style-name="ce113"/>
        <table:table-column table:style-name="co2" table:number-columns-repeated="3" table:default-cell-style-name="ce113"/>
        <table:table-column table:style-name="co3" table:default-cell-style-name="ce113"/>
        <table:table-column table:style-name="co2" table:default-cell-style-name="ce113"/>
        <table:table-column table:style-name="co4" table:default-cell-style-name="ce113"/>
        <table:table-column table:style-name="co4" table:default-cell-style-name="ce140"/>
        <table:table-column table:style-name="co4" table:number-columns-repeated="1010" table:default-cell-style-name="ce113"/>
        <table:table-row table:style-name="ro1">
          <table:table-cell table:style-name="ce99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1" office:value-type="string" calcext:value-type="string">
            <text:p>Table RFS0120</text:p>
          </table:table-cell>
          <table:table-cell table:number-columns-repeated="1023"/>
        </table:table-row>
        <table:table-row table:style-name="ro7">
          <table:table-cell table:style-name="ce102" office:value-type="string" calcext:value-type="string">
            <text:p>Goods lifted<text:span text:style-name="T4">1</text:span> by type and weight<text:span text:style-name="T4">2</text:span> of vehicle and mode of appearance<text:span text:style-name="T4">3</text:span>: 2017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UK activity of GB-registered heavy goods vehicles</text:p>
          </table:table-cell>
          <table:table-cell table:style-name="ce114" table:number-columns-repeated="12"/>
          <table:table-cell table:style-name="ce141"/>
          <table:table-cell table:style-name="ce114" table:number-columns-repeated="1010"/>
        </table:table-row>
        <table:table-row table:style-name="ro3">
          <table:table-cell table:style-name="ce13"/>
          <table:table-cell table:style-name="ce114" table:number-columns-repeated="12"/>
          <table:table-cell table:style-name="ce141"/>
          <table:table-cell table:style-name="ce114" table:number-columns-repeated="1010"/>
        </table:table-row>
        <table:table-row table:style-name="ro3">
          <table:table-cell table:style-name="ce104"/>
          <table:table-cell table:style-name="ce115" table:number-columns-repeated="5"/>
          <table:table-cell table:style-name="ce124"/>
          <table:table-cell table:style-name="ce128" table:number-columns-repeated="4"/>
          <table:table-cell table:style-name="ce128" office:value-type="string" calcext:value-type="string">
            <text:p>Million tonnes</text:p>
          </table:table-cell>
          <table:table-cell table:style-name="ce137"/>
          <table:table-cell table:style-name="ce142"/>
          <table:table-cell table:style-name="ce145" table:number-columns-repeated="1010"/>
        </table:table-row>
        <table:table-row table:style-name="ro4">
          <table:table-cell table:style-name="ce105"/>
          <table:table-cell table:style-name="ce116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25"/>
          <table:table-cell table:style-name="ce129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133" table:number-columns-repeated="2"/>
          <table:table-cell table:style-name="ce138"/>
          <table:table-cell table:style-name="ce143"/>
          <table:table-cell table:style-name="ce146" table:number-columns-repeated="1010"/>
        </table:table-row>
        <table:table-row table:style-name="ro5">
          <table:table-cell table:style-name="ce106" office:value-type="string" calcext:value-type="string">
            <text:p>Mode of appearance</text:p>
          </table:table-cell>
          <table:table-cell table:style-name="ce117" office:value-type="string" calcext:value-type="string">
            <text:p>Over 3.5t to 7.5t</text:p>
          </table:table-cell>
          <table:table-cell table:style-name="ce117" office:value-type="string" calcext:value-type="string">
            <text:p>Over 7.5t to 17t</text:p>
          </table:table-cell>
          <table:table-cell table:style-name="ce117" office:value-type="string" calcext:value-type="string">
            <text:p>Over 17t to 25t</text:p>
          </table:table-cell>
          <table:table-cell table:style-name="ce122" office:value-type="string" calcext:value-type="string">
            <text:p>Over 25t</text:p>
          </table:table-cell>
          <table:table-cell table:style-name="ce122" office:value-type="string" calcext:value-type="string">
            <text:p>All Rigids</text:p>
          </table:table-cell>
          <table:table-cell table:style-name="ce126"/>
          <table:table-cell table:style-name="ce117" office:value-type="string" calcext:value-type="string">
            <text:p>Over 3.5t to 33t</text:p>
          </table:table-cell>
          <table:table-cell table:style-name="ce117" office:value-type="string" calcext:value-type="string">
            <text:p>Over 33t</text:p>
          </table:table-cell>
          <table:table-cell table:style-name="ce117" office:value-type="string" calcext:value-type="string">
            <text:p>All Artics</text:p>
          </table:table-cell>
          <table:table-cell table:style-name="ce134"/>
          <table:table-cell table:style-name="ce117" office:value-type="string" calcext:value-type="string">
            <text:p>All vehicles</text:p>
          </table:table-cell>
          <table:table-cell table:style-name="ce137"/>
          <table:table-cell table:style-name="ce142"/>
          <table:table-cell table:style-name="ce145" table:number-columns-repeated="1010"/>
        </table:table-row>
        <table:table-row table:style-name="ro3">
          <table:table-cell table:style-name="ce107" office:value-type="string" calcext:value-type="string">
            <text:p>Liquid bulk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7" calcext:value-type="float">
            <text:p>47</text:p>
          </table:table-cell>
          <table:table-cell table:style-name="ce123" office:value-type="float" office:value="53" calcext:value-type="float">
            <text:p>53</text:p>
          </table:table-cell>
          <table:table-cell table:style-name="ce123"/>
          <table:table-cell table:style-name="ce118" office:value-type="string" calcext:value-type="string">
            <text:p>:</text:p>
          </table:table-cell>
          <table:table-cell table:style-name="ce118" office:value-type="float" office:value="74" calcext:value-type="float">
            <text:p>74</text:p>
          </table:table-cell>
          <table:table-cell table:style-name="ce123" office:value-type="float" office:value="74" calcext:value-type="float">
            <text:p>74</text:p>
          </table:table-cell>
          <table:table-cell table:style-name="ce123"/>
          <table:table-cell table:style-name="ce123" office:value-type="float" office:value="128" calcext:value-type="float">
            <text:p>128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7" office:value-type="string" calcext:value-type="string">
            <text:p>Solid bulk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21" calcext:value-type="float">
            <text:p>21</text:p>
          </table:table-cell>
          <table:table-cell table:style-name="ce118" office:value-type="float" office:value="239" calcext:value-type="float">
            <text:p>239</text:p>
          </table:table-cell>
          <table:table-cell table:style-name="ce123" office:value-type="float" office:value="269" calcext:value-type="float">
            <text:p>269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99" calcext:value-type="float">
            <text:p>199</text:p>
          </table:table-cell>
          <table:table-cell table:style-name="ce123" office:value-type="float" office:value="199" calcext:value-type="float">
            <text:p>199</text:p>
          </table:table-cell>
          <table:table-cell table:style-name="ce123"/>
          <table:table-cell table:style-name="ce123" office:value-type="float" office:value="469" calcext:value-type="float">
            <text:p>469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7" office:value-type="string" calcext:value-type="string">
            <text:p>Large freight containers, including ISO containers</text:p>
          </table:table-cell>
          <table:table-cell table:number-columns-repeated="3" table:style-name="ce118" office:value-type="string" calcext:value-type="string">
            <text:p>: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18"/>
          <table:table-cell table:style-name="ce118" office:value-type="string" calcext:value-type="string">
            <text:p>:</text:p>
          </table:table-cell>
          <table:table-cell table:style-name="ce118" office:value-type="float" office:value="37" calcext:value-type="float">
            <text:p>37</text:p>
          </table:table-cell>
          <table:table-cell table:style-name="ce123" office:value-type="float" office:value="37" calcext:value-type="float">
            <text:p>37</text:p>
          </table:table-cell>
          <table:table-cell table:style-name="ce123"/>
          <table:table-cell table:style-name="ce123" office:value-type="float" office:value="38" calcext:value-type="float">
            <text:p>38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7" office:value-type="string" calcext:value-type="string">
            <text:p>Other freight containers, including stillages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~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float" office:value="18" calcext:value-type="float">
            <text:p>18</text:p>
          </table:table-cell>
          <table:table-cell table:style-name="ce123"/>
          <table:table-cell table:style-name="ce123" office:value-type="float" office:value="23" calcext:value-type="float">
            <text:p>23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7" office:value-type="string" calcext:value-type="string">
            <text:p>Palletised goods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27" calcext:value-type="float">
            <text:p>27</text:p>
          </table:table-cell>
          <table:table-cell table:style-name="ce123" office:value-type="float" office:value="56" calcext:value-type="float">
            <text:p>56</text:p>
          </table:table-cell>
          <table:table-cell table:style-name="ce118"/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305" calcext:value-type="float">
            <text:p>305</text:p>
          </table:table-cell>
          <table:table-cell table:style-name="ce123" office:value-type="float" office:value="312" calcext:value-type="float">
            <text:p>312</text:p>
          </table:table-cell>
          <table:table-cell table:style-name="ce123"/>
          <table:table-cell table:style-name="ce123" office:value-type="float" office:value="368" calcext:value-type="float">
            <text:p>368</text:p>
          </table:table-cell>
          <table:table-cell table:style-name="ce139"/>
          <table:table-cell/>
          <table:table-cell table:style-name="ce147" table:number-columns-repeated="1010"/>
        </table:table-row>
        <table:table-row table:style-name="ro3">
          <table:table-cell table:style-name="ce107" office:value-type="string" calcext:value-type="string">
            <text:p>Pre-slung goods</text:p>
          </table:table-cell>
          <table:table-cell table:number-columns-repeated="2" table:style-name="ce118" office:value-type="string" calcext:value-type="string">
            <text:p>~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float" office:value="6" calcext:value-type="float">
            <text:p>6</text:p>
          </table:table-cell>
          <table:table-cell table:style-name="ce118"/>
          <table:table-cell table:style-name="ce118" office:value-type="string" calcext:value-type="string">
            <text:p>: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float" office:value="8" calcext:value-type="float">
            <text:p>8</text:p>
          </table:table-cell>
          <table:table-cell table:style-name="ce123"/>
          <table:table-cell table:style-name="ce123" office:value-type="float" office:value="14" calcext:value-type="float">
            <text:p>14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7" office:value-type="string" calcext:value-type="string">
            <text:p>No packaging, such as livestock, cars, plant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float" office:value="39" calcext:value-type="float">
            <text:p>39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6" calcext:value-type="float">
            <text:p>36</text:p>
          </table:table-cell>
          <table:table-cell table:style-name="ce123" office:value-type="float" office:value="37" calcext:value-type="float">
            <text:p>37</text:p>
          </table:table-cell>
          <table:table-cell table:style-name="ce123"/>
          <table:table-cell table:style-name="ce123" office:value-type="float" office:value="76" calcext:value-type="float">
            <text:p>76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7" office:value-type="string" calcext:value-type="string">
            <text:p>Roll-cages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float" office:value="24" calcext:value-type="float">
            <text:p>24</text:p>
          </table:table-cell>
          <table:table-cell table:style-name="ce118"/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80" calcext:value-type="float">
            <text:p>80</text:p>
          </table:table-cell>
          <table:table-cell table:style-name="ce123" office:value-type="float" office:value="92" calcext:value-type="float">
            <text:p>92</text:p>
          </table:table-cell>
          <table:table-cell table:style-name="ce123"/>
          <table:table-cell table:style-name="ce123" office:value-type="float" office:value="116" calcext:value-type="float">
            <text:p>116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8" office:value-type="string" calcext:value-type="string">
            <text:p>Other cargo types<text:span text:style-name="T5">4</text:span>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46" calcext:value-type="float">
            <text:p>46</text:p>
          </table:table-cell>
          <table:table-cell table:style-name="ce123" office:value-type="float" office:value="92" calcext:value-type="float">
            <text:p>92</text:p>
          </table:table-cell>
          <table:table-cell table:style-name="ce118"/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9" calcext:value-type="float">
            <text:p>69</text:p>
          </table:table-cell>
          <table:table-cell table:style-name="ce123" office:value-type="float" office:value="74" calcext:value-type="float">
            <text:p>74</text:p>
          </table:table-cell>
          <table:table-cell table:style-name="ce123"/>
          <table:table-cell table:style-name="ce123" office:value-type="float" office:value="166" calcext:value-type="float">
            <text:p>166</text:p>
          </table:table-cell>
          <table:table-cell table:style-name="ce137"/>
          <table:table-cell table:number-columns-repeated="1011"/>
        </table:table-row>
        <table:table-row table:style-name="ro3">
          <table:table-cell table:style-name="ce109" office:value-type="string" calcext:value-type="string">
            <text:p>All modes of appearance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float" office:value="396" calcext:value-type="float">
            <text:p>396</text:p>
          </table:table-cell>
          <table:table-cell table:style-name="ce119" office:value-type="float" office:value="544" calcext:value-type="float">
            <text:p>544</text:p>
          </table:table-cell>
          <table:table-cell table:style-name="ce119"/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823" calcext:value-type="float">
            <text:p>823</text:p>
          </table:table-cell>
          <table:table-cell table:style-name="ce119" office:value-type="float" office:value="852" calcext:value-type="float">
            <text:p>852</text:p>
          </table:table-cell>
          <table:table-cell table:style-name="ce119"/>
          <table:table-cell table:style-name="ce135" office:value-type="float" office:value="1397" calcext:value-type="float">
            <text:p>1,397</text:p>
          </table:table-cell>
          <table:table-cell table:style-name="ce139"/>
          <table:table-cell/>
          <table:table-cell table:style-name="ce147" table:number-columns-repeated="1010"/>
        </table:table-row>
        <table:table-row table:style-name="ro8">
          <table:table-cell table:style-name="ce110"/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0" table:number-columns-repeated="4"/>
          <table:table-cell table:number-columns-repeated="1012"/>
        </table:table-row>
        <table:table-row table:style-name="ro8">
          <table:table-cell table:style-name="ce110" office:value-type="string" calcext:value-type="string">
            <text:p>1. Goods lifted: the weight of goods carried, measured in tonnes.</text:p>
          </table:table-cell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0" table:number-columns-repeated="3"/>
          <table:table-cell table:style-name="ce131"/>
          <table:table-cell table:number-columns-repeated="1012"/>
        </table:table-row>
        <table:table-row table:style-name="ro8">
          <table:table-cell table:style-name="ce110" office:value-type="string" calcext:value-type="string">
            <text:p>2. Gross vehicle weight: the total weight of the vehicle plus its carrying capacity, from 3.5 to 44 tonnes.</text:p>
          </table:table-cell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0" table:number-columns-repeated="3"/>
          <table:table-cell table:style-name="ce131"/>
          <table:table-cell table:number-columns-repeated="1012"/>
        </table:table-row>
        <table:table-row table:style-name="ro8">
          <table:table-cell table:style-name="ce110" office:value-type="string" calcext:value-type="string">
            <text:p>3. Mode of appearance: how the goods were carried.</text:p>
          </table:table-cell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0" table:number-columns-repeated="3"/>
          <table:table-cell table:style-name="ce131"/>
          <table:table-cell table:number-columns-repeated="1012"/>
        </table:table-row>
        <table:table-row table:style-name="ro8">
          <table:table-cell table:style-name="ce110" office:value-type="string" calcext:value-type="string">
            <text:p>4. Other includes: Swap bodies, boxes, crates, cylinders, and mixed consignments.</text:p>
          </table:table-cell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0" table:number-columns-repeated="3"/>
          <table:table-cell table:style-name="ce131"/>
          <table:table-cell table:number-columns-repeated="1012"/>
        </table:table-row>
        <table:table-row table:style-name="ro8">
          <table:table-cell table:style-name="ce13" office:value-type="string" calcext:value-type="string">
            <text:p>‘:’ = none recorded in the sample or not available due to small sample size.</text:p>
          </table:table-cell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1" table:number-columns-repeated="5"/>
          <table:table-cell table:style-name="ce144"/>
          <table:table-cell table:style-name="ce131" table:number-columns-repeated="1010"/>
        </table:table-row>
        <table:table-row table:style-name="ro3">
          <table:table-cell table:style-name="ce10" office:value-type="string" calcext:value-type="string">
            <text:p>~ represents values less than 1 (in units given).</text:p>
          </table:table-cell>
          <table:table-cell table:style-name="ce13"/>
          <table:table-cell table:style-name="ce12" table:number-columns-repeated="3"/>
          <table:table-cell table:style-name="ce13"/>
          <table:table-cell table:style-name="ce14" table:number-columns-repeated="3"/>
          <table:table-cell table:style-name="ce132" table:number-columns-repeated="3"/>
          <table:table-cell table:style-name="ce16" table:number-columns-repeated="3"/>
          <table:table-cell table:style-name="ce132" table:number-columns-repeated="1009"/>
        </table:table-row>
        <table:table-row table:style-name="ro8">
          <table:table-cell table:style-name="ce110"/>
          <table:table-cell table:style-name="ce120" table:number-columns-repeated="3"/>
          <table:table-cell table:style-name="ce110"/>
          <table:table-cell table:style-name="ce120" table:number-columns-repeated="3"/>
          <table:table-cell table:style-name="ce130" table:number-columns-repeated="3"/>
          <table:table-cell table:style-name="ce131"/>
          <table:table-cell table:number-columns-repeated="1012"/>
        </table:table-row>
        <table:table-row table:style-name="ro8">
          <table:table-cell table:style-name="ce112" office:value-type="string" calcext:value-type="string">
            <text:p>Telephone: 020 7944 3903</text:p>
          </table:table-cell>
          <table:table-cell table:style-name="ce12" table:number-columns-repeated="4"/>
          <table:table-cell table:style-name="ce13"/>
          <table:table-cell table:style-name="ce14"/>
          <table:table-cell table:number-columns-repeated="4"/>
          <table:table-cell table:style-name="ce16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8">
          <table:table-cell table:style-name="ce112" office:value-type="string" calcext:value-type="string">
            <text:p>Email: roadfreight.stats@dft.gov.uk</text:p>
          </table:table-cell>
          <table:table-cell table:style-name="ce12" table:number-columns-repeated="4"/>
          <table:table-cell table:style-name="ce13"/>
          <table:table-cell table:style-name="ce14"/>
          <table:table-cell table:number-columns-repeated="4"/>
          <table:table-cell table:style-name="ce16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8">
          <table:table-cell table:style-name="ce100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2" table:number-columns-repeated="4"/>
          <table:table-cell table:style-name="ce13"/>
          <table:table-cell table:style-name="ce14"/>
          <table:table-cell table:number-columns-repeated="4"/>
          <table:table-cell table:style-name="ce16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RFS0120_GoodsLifted.$A$1" table:cell-range-address="RFS0120_GoodsLifted.$A$4:RFS0120_GoodsLifted.$G$106"/>
        </table:named-expressions>
      </table:table>
      <table:table table:name="RFS0120_GoodsMoved" table:style-name="ta1">
        <table:table-column table:style-name="co1" table:default-cell-style-name="ce150"/>
        <table:table-column table:style-name="co2" table:number-columns-repeated="5" table:default-cell-style-name="ce150"/>
        <table:table-column table:style-name="co3" table:default-cell-style-name="ce150"/>
        <table:table-column table:style-name="co2" table:number-columns-repeated="3" table:default-cell-style-name="ce150"/>
        <table:table-column table:style-name="co3" table:default-cell-style-name="ce150"/>
        <table:table-column table:style-name="co2" table:default-cell-style-name="ce150"/>
        <table:table-column table:style-name="co4" table:default-cell-style-name="ce150"/>
        <table:table-column table:style-name="co4" table:default-cell-style-name="ce158"/>
        <table:table-column table:style-name="co4" table:number-columns-repeated="1010" table:default-cell-style-name="ce150"/>
        <table:table-row table:style-name="ro1">
          <table:table-cell table:style-name="ce99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148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1" office:value-type="string" calcext:value-type="string">
            <text:p>Table RFS0120</text:p>
          </table:table-cell>
          <table:table-cell table:number-columns-repeated="1023"/>
        </table:table-row>
        <table:table-row table:style-name="ro2">
          <table:table-cell table:style-name="ce102" office:value-type="string" calcext:value-type="string">
            <text:p>Goods moved<text:span text:style-name="T4">1</text:span> by type and weight<text:span text:style-name="T4">2</text:span> of vehicle and mode of appearance<text:span text:style-name="T4">3</text:span>: 2017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UK activity of GB-registered heavy goods vehicles</text:p>
          </table:table-cell>
          <table:table-cell table:style-name="ce114" table:number-columns-repeated="12"/>
          <table:table-cell table:style-name="ce141"/>
          <table:table-cell table:style-name="ce114" table:number-columns-repeated="1010"/>
        </table:table-row>
        <table:table-row table:style-name="ro3">
          <table:table-cell table:style-name="ce13"/>
          <table:table-cell table:style-name="ce114" table:number-columns-repeated="12"/>
          <table:table-cell table:style-name="ce141"/>
          <table:table-cell table:style-name="ce114" table:number-columns-repeated="1010"/>
        </table:table-row>
        <table:table-row table:style-name="ro3">
          <table:table-cell table:style-name="ce104"/>
          <table:table-cell table:style-name="ce115" table:number-columns-repeated="5"/>
          <table:table-cell table:style-name="ce124"/>
          <table:table-cell table:style-name="ce128" table:number-columns-repeated="4"/>
          <table:table-cell table:style-name="ce128" office:value-type="string" calcext:value-type="string">
            <text:p>Million Tonne Kilometres</text:p>
          </table:table-cell>
          <table:table-cell table:style-name="ce155"/>
          <table:table-cell table:style-name="ce159"/>
          <table:table-cell table:style-name="ce161" table:number-columns-repeated="1010"/>
        </table:table-row>
        <table:table-row table:style-name="ro4">
          <table:table-cell table:style-name="ce105"/>
          <table:table-cell table:style-name="ce116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25"/>
          <table:table-cell table:style-name="ce129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133" table:number-columns-repeated="2"/>
          <table:table-cell table:style-name="ce156"/>
          <table:table-cell table:style-name="ce160"/>
          <table:table-cell table:style-name="ce162" table:number-columns-repeated="1010"/>
        </table:table-row>
        <table:table-row table:style-name="ro5">
          <table:table-cell table:style-name="ce106" office:value-type="string" calcext:value-type="string">
            <text:p>Mode of appearance</text:p>
          </table:table-cell>
          <table:table-cell table:style-name="ce117" office:value-type="string" calcext:value-type="string">
            <text:p>Over 3.5t to 7.5t</text:p>
          </table:table-cell>
          <table:table-cell table:style-name="ce117" office:value-type="string" calcext:value-type="string">
            <text:p>Over 7.5t to 17t</text:p>
          </table:table-cell>
          <table:table-cell table:style-name="ce117" office:value-type="string" calcext:value-type="string">
            <text:p>Over 17t to 25t</text:p>
          </table:table-cell>
          <table:table-cell table:style-name="ce151" office:value-type="string" calcext:value-type="string">
            <text:p>Over 25t</text:p>
          </table:table-cell>
          <table:table-cell table:style-name="ce151" office:value-type="string" calcext:value-type="string">
            <text:p>All Rigids</text:p>
          </table:table-cell>
          <table:table-cell table:style-name="ce152"/>
          <table:table-cell table:style-name="ce117" office:value-type="string" calcext:value-type="string">
            <text:p>Over 3.5t to 33t</text:p>
          </table:table-cell>
          <table:table-cell table:style-name="ce117" office:value-type="string" calcext:value-type="string">
            <text:p>Over 33t</text:p>
          </table:table-cell>
          <table:table-cell table:style-name="ce117" office:value-type="string" calcext:value-type="string">
            <text:p>All Artics</text:p>
          </table:table-cell>
          <table:table-cell table:style-name="ce134"/>
          <table:table-cell table:style-name="ce117" office:value-type="string" calcext:value-type="string">
            <text:p>All vehicles</text:p>
          </table:table-cell>
          <table:table-cell table:style-name="ce155"/>
          <table:table-cell table:style-name="ce159"/>
          <table:table-cell table:style-name="ce161" table:number-columns-repeated="1010"/>
        </table:table-row>
        <table:table-row table:style-name="ro3">
          <table:table-cell table:style-name="ce107" office:value-type="string" calcext:value-type="string">
            <text:p>Liquid bulk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261" calcext:value-type="float">
            <text:p>261</text:p>
          </table:table-cell>
          <table:table-cell table:style-name="ce118" office:value-type="float" office:value="1900" calcext:value-type="float">
            <text:p>1,900</text:p>
          </table:table-cell>
          <table:table-cell table:style-name="ce123" office:value-type="float" office:value="2234" calcext:value-type="float">
            <text:p>2,234</text:p>
          </table:table-cell>
          <table:table-cell table:style-name="ce123"/>
          <table:table-cell table:style-name="ce118" office:value-type="string" calcext:value-type="string">
            <text:p>:</text:p>
          </table:table-cell>
          <table:table-cell table:style-name="ce118" office:value-type="float" office:value="8982" calcext:value-type="float">
            <text:p>8,982</text:p>
          </table:table-cell>
          <table:table-cell table:style-name="ce123" office:value-type="float" office:value="8982" calcext:value-type="float">
            <text:p>8,982</text:p>
          </table:table-cell>
          <table:table-cell table:style-name="ce123"/>
          <table:table-cell table:style-name="ce123" office:value-type="float" office:value="11217" calcext:value-type="float">
            <text:p>11,217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7" office:value-type="string" calcext:value-type="string">
            <text:p>Solid bulk</text:p>
          </table:table-cell>
          <table:table-cell table:style-name="ce118" office:value-type="float" office:value="192" calcext:value-type="float">
            <text:p>192</text:p>
          </table:table-cell>
          <table:table-cell table:style-name="ce118" office:value-type="float" office:value="166" calcext:value-type="float">
            <text:p>166</text:p>
          </table:table-cell>
          <table:table-cell table:style-name="ce118" office:value-type="float" office:value="843" calcext:value-type="float">
            <text:p>843</text:p>
          </table:table-cell>
          <table:table-cell table:style-name="ce118" office:value-type="float" office:value="11108" calcext:value-type="float">
            <text:p>11,108</text:p>
          </table:table-cell>
          <table:table-cell table:style-name="ce123" office:value-type="float" office:value="12309" calcext:value-type="float">
            <text:p>12,309</text:p>
          </table:table-cell>
          <table:table-cell table:style-name="ce118"/>
          <table:table-cell table:style-name="ce118" office:value-type="float" office:value="140" calcext:value-type="float">
            <text:p>140</text:p>
          </table:table-cell>
          <table:table-cell table:style-name="ce118" office:value-type="float" office:value="22205" calcext:value-type="float">
            <text:p>22,205</text:p>
          </table:table-cell>
          <table:table-cell table:style-name="ce123" office:value-type="float" office:value="22345" calcext:value-type="float">
            <text:p>22,345</text:p>
          </table:table-cell>
          <table:table-cell table:style-name="ce123"/>
          <table:table-cell table:style-name="ce123" office:value-type="float" office:value="34654" calcext:value-type="float">
            <text:p>34,654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7" office:value-type="string" calcext:value-type="string">
            <text:p>Large freight containers, including ISO containers</text:p>
          </table:table-cell>
          <table:table-cell table:number-columns-repeated="3" table:style-name="ce118" office:value-type="string" calcext:value-type="string">
            <text:p>:</text:p>
          </table:table-cell>
          <table:table-cell table:style-name="ce118" office:value-type="float" office:value="45" calcext:value-type="float">
            <text:p>45</text:p>
          </table:table-cell>
          <table:table-cell table:style-name="ce123" office:value-type="float" office:value="52" calcext:value-type="float">
            <text:p>52</text:p>
          </table:table-cell>
          <table:table-cell table:style-name="ce118"/>
          <table:table-cell table:style-name="ce118" office:value-type="string" calcext:value-type="string">
            <text:p>:</text:p>
          </table:table-cell>
          <table:table-cell table:style-name="ce118" office:value-type="float" office:value="5115" calcext:value-type="float">
            <text:p>5,115</text:p>
          </table:table-cell>
          <table:table-cell table:style-name="ce123" office:value-type="float" office:value="5165" calcext:value-type="float">
            <text:p>5,165</text:p>
          </table:table-cell>
          <table:table-cell table:style-name="ce123"/>
          <table:table-cell table:style-name="ce123" office:value-type="float" office:value="5217" calcext:value-type="float">
            <text:p>5,217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7" office:value-type="string" calcext:value-type="string">
            <text:p>Other freight containers, including stillages</text:p>
          </table:table-cell>
          <table:table-cell table:style-name="ce118" office:value-type="float" office:value="67" calcext:value-type="float">
            <text:p>67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103" calcext:value-type="float">
            <text:p>103</text:p>
          </table:table-cell>
          <table:table-cell table:style-name="ce118" office:value-type="float" office:value="185" calcext:value-type="float">
            <text:p>185</text:p>
          </table:table-cell>
          <table:table-cell table:style-name="ce123" office:value-type="float" office:value="377" calcext:value-type="float">
            <text:p>377</text:p>
          </table:table-cell>
          <table:table-cell table:style-name="ce118"/>
          <table:table-cell table:style-name="ce118" office:value-type="float" office:value="219" calcext:value-type="float">
            <text:p>219</text:p>
          </table:table-cell>
          <table:table-cell table:style-name="ce118" office:value-type="float" office:value="2388" calcext:value-type="float">
            <text:p>2,388</text:p>
          </table:table-cell>
          <table:table-cell table:style-name="ce123" office:value-type="float" office:value="2607" calcext:value-type="float">
            <text:p>2,607</text:p>
          </table:table-cell>
          <table:table-cell table:style-name="ce123"/>
          <table:table-cell table:style-name="ce123" office:value-type="float" office:value="2984" calcext:value-type="float">
            <text:p>2,984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7" office:value-type="string" calcext:value-type="string">
            <text:p>Palletised goods</text:p>
          </table:table-cell>
          <table:table-cell table:style-name="ce118" office:value-type="float" office:value="329" calcext:value-type="float">
            <text:p>329</text:p>
          </table:table-cell>
          <table:table-cell table:style-name="ce118" office:value-type="float" office:value="297" calcext:value-type="float">
            <text:p>297</text:p>
          </table:table-cell>
          <table:table-cell table:style-name="ce118" office:value-type="float" office:value="1407" calcext:value-type="float">
            <text:p>1,407</text:p>
          </table:table-cell>
          <table:table-cell table:style-name="ce118" office:value-type="float" office:value="2506" calcext:value-type="float">
            <text:p>2,506</text:p>
          </table:table-cell>
          <table:table-cell table:style-name="ce123" office:value-type="float" office:value="4538" calcext:value-type="float">
            <text:p>4,538</text:p>
          </table:table-cell>
          <table:table-cell table:style-name="ce118"/>
          <table:table-cell table:style-name="ce118" office:value-type="float" office:value="967" calcext:value-type="float">
            <text:p>967</text:p>
          </table:table-cell>
          <table:table-cell table:style-name="ce118" office:value-type="float" office:value="47615" calcext:value-type="float">
            <text:p>47,615</text:p>
          </table:table-cell>
          <table:table-cell table:style-name="ce123" office:value-type="float" office:value="48581" calcext:value-type="float">
            <text:p>48,581</text:p>
          </table:table-cell>
          <table:table-cell table:style-name="ce123"/>
          <table:table-cell table:style-name="ce123" office:value-type="float" office:value="53120" calcext:value-type="float">
            <text:p>53,120</text:p>
          </table:table-cell>
          <table:table-cell table:style-name="ce157"/>
          <table:table-cell/>
          <table:table-cell table:style-name="ce163" table:number-columns-repeated="1010"/>
        </table:table-row>
        <table:table-row table:style-name="ro3">
          <table:table-cell table:style-name="ce107" office:value-type="string" calcext:value-type="string">
            <text:p>Pre-slung goods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81" calcext:value-type="float">
            <text:p>81</text:p>
          </table:table-cell>
          <table:table-cell table:style-name="ce118" office:value-type="float" office:value="183" calcext:value-type="float">
            <text:p>183</text:p>
          </table:table-cell>
          <table:table-cell table:style-name="ce123" office:value-type="float" office:value="286" calcext:value-type="float">
            <text:p>286</text:p>
          </table:table-cell>
          <table:table-cell table:style-name="ce118"/>
          <table:table-cell table:style-name="ce118" office:value-type="string" calcext:value-type="string">
            <text:p>:</text:p>
          </table:table-cell>
          <table:table-cell table:style-name="ce118" office:value-type="float" office:value="1121" calcext:value-type="float">
            <text:p>1,121</text:p>
          </table:table-cell>
          <table:table-cell table:style-name="ce123" office:value-type="float" office:value="1214" calcext:value-type="float">
            <text:p>1,214</text:p>
          </table:table-cell>
          <table:table-cell table:style-name="ce123"/>
          <table:table-cell table:style-name="ce123" office:value-type="float" office:value="1499" calcext:value-type="float">
            <text:p>1,499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7" office:value-type="string" calcext:value-type="string">
            <text:p>No packaging, such as livestock, cars, plant</text:p>
          </table:table-cell>
          <table:table-cell table:style-name="ce118" office:value-type="float" office:value="232" calcext:value-type="float">
            <text:p>232</text:p>
          </table:table-cell>
          <table:table-cell table:style-name="ce118" office:value-type="float" office:value="205" calcext:value-type="float">
            <text:p>205</text:p>
          </table:table-cell>
          <table:table-cell table:style-name="ce118" office:value-type="float" office:value="764" calcext:value-type="float">
            <text:p>764</text:p>
          </table:table-cell>
          <table:table-cell table:style-name="ce118" office:value-type="float" office:value="2194" calcext:value-type="float">
            <text:p>2,194</text:p>
          </table:table-cell>
          <table:table-cell table:style-name="ce123" office:value-type="float" office:value="3395" calcext:value-type="float">
            <text:p>3,395</text:p>
          </table:table-cell>
          <table:table-cell table:style-name="ce118"/>
          <table:table-cell table:style-name="ce118" office:value-type="float" office:value="140" calcext:value-type="float">
            <text:p>140</text:p>
          </table:table-cell>
          <table:table-cell table:style-name="ce118" office:value-type="float" office:value="4572" calcext:value-type="float">
            <text:p>4,572</text:p>
          </table:table-cell>
          <table:table-cell table:style-name="ce123" office:value-type="float" office:value="4712" calcext:value-type="float">
            <text:p>4,712</text:p>
          </table:table-cell>
          <table:table-cell table:style-name="ce123"/>
          <table:table-cell table:style-name="ce123" office:value-type="float" office:value="8107" calcext:value-type="float">
            <text:p>8,107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7" office:value-type="string" calcext:value-type="string">
            <text:p>Roll-cages</text:p>
          </table:table-cell>
          <table:table-cell table:style-name="ce118" office:value-type="float" office:value="185" calcext:value-type="float">
            <text:p>185</text:p>
          </table:table-cell>
          <table:table-cell table:style-name="ce118" office:value-type="float" office:value="131" calcext:value-type="float">
            <text:p>131</text:p>
          </table:table-cell>
          <table:table-cell table:style-name="ce118" office:value-type="float" office:value="887" calcext:value-type="float">
            <text:p>887</text:p>
          </table:table-cell>
          <table:table-cell table:style-name="ce118" office:value-type="float" office:value="418" calcext:value-type="float">
            <text:p>418</text:p>
          </table:table-cell>
          <table:table-cell table:style-name="ce123" office:value-type="float" office:value="1621" calcext:value-type="float">
            <text:p>1,621</text:p>
          </table:table-cell>
          <table:table-cell table:style-name="ce118"/>
          <table:table-cell table:style-name="ce118" office:value-type="float" office:value="1373" calcext:value-type="float">
            <text:p>1,373</text:p>
          </table:table-cell>
          <table:table-cell table:style-name="ce118" office:value-type="float" office:value="10975" calcext:value-type="float">
            <text:p>10,975</text:p>
          </table:table-cell>
          <table:table-cell table:style-name="ce123" office:value-type="float" office:value="12348" calcext:value-type="float">
            <text:p>12,348</text:p>
          </table:table-cell>
          <table:table-cell table:style-name="ce123"/>
          <table:table-cell table:style-name="ce123" office:value-type="float" office:value="13969" calcext:value-type="float">
            <text:p>13,969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8" office:value-type="string" calcext:value-type="string">
            <text:p>Other cargo types<text:span text:style-name="T5">4</text:span></text:p>
          </table:table-cell>
          <table:table-cell table:style-name="ce118" office:value-type="float" office:value="841" calcext:value-type="float">
            <text:p>841</text:p>
          </table:table-cell>
          <table:table-cell table:style-name="ce118" office:value-type="float" office:value="394" calcext:value-type="float">
            <text:p>394</text:p>
          </table:table-cell>
          <table:table-cell table:style-name="ce118" office:value-type="float" office:value="1568" calcext:value-type="float">
            <text:p>1,568</text:p>
          </table:table-cell>
          <table:table-cell table:style-name="ce118" office:value-type="float" office:value="2618" calcext:value-type="float">
            <text:p>2,618</text:p>
          </table:table-cell>
          <table:table-cell table:style-name="ce123" office:value-type="float" office:value="5420" calcext:value-type="float">
            <text:p>5,420</text:p>
          </table:table-cell>
          <table:table-cell table:style-name="ce118"/>
          <table:table-cell table:style-name="ce118" office:value-type="float" office:value="666" calcext:value-type="float">
            <text:p>666</text:p>
          </table:table-cell>
          <table:table-cell table:style-name="ce118" office:value-type="float" office:value="10196" calcext:value-type="float">
            <text:p>10,196</text:p>
          </table:table-cell>
          <table:table-cell table:style-name="ce123" office:value-type="float" office:value="10862" calcext:value-type="float">
            <text:p>10,862</text:p>
          </table:table-cell>
          <table:table-cell table:style-name="ce123"/>
          <table:table-cell table:style-name="ce123" office:value-type="float" office:value="16283" calcext:value-type="float">
            <text:p>16,283</text:p>
          </table:table-cell>
          <table:table-cell table:style-name="ce155"/>
          <table:table-cell table:number-columns-repeated="1011"/>
        </table:table-row>
        <table:table-row table:style-name="ro3">
          <table:table-cell table:style-name="ce109" office:value-type="string" calcext:value-type="string">
            <text:p>All modes of appearance</text:p>
          </table:table-cell>
          <table:table-cell table:style-name="ce119" office:value-type="float" office:value="1883" calcext:value-type="float">
            <text:p>1,883</text:p>
          </table:table-cell>
          <table:table-cell table:style-name="ce119" office:value-type="float" office:value="1273" calcext:value-type="float">
            <text:p>1,273</text:p>
          </table:table-cell>
          <table:table-cell table:style-name="ce119" office:value-type="float" office:value="5921" calcext:value-type="float">
            <text:p>5,921</text:p>
          </table:table-cell>
          <table:table-cell table:style-name="ce119" office:value-type="float" office:value="21156" calcext:value-type="float">
            <text:p>21,156</text:p>
          </table:table-cell>
          <table:table-cell table:style-name="ce119" office:value-type="float" office:value="30232" calcext:value-type="float">
            <text:p>30,232</text:p>
          </table:table-cell>
          <table:table-cell table:style-name="ce119"/>
          <table:table-cell table:style-name="ce119" office:value-type="float" office:value="3649" calcext:value-type="float">
            <text:p>3,649</text:p>
          </table:table-cell>
          <table:table-cell table:style-name="ce119" office:value-type="float" office:value="113168" calcext:value-type="float">
            <text:p>113,168</text:p>
          </table:table-cell>
          <table:table-cell table:style-name="ce119" office:value-type="float" office:value="116817" calcext:value-type="float">
            <text:p>116,817</text:p>
          </table:table-cell>
          <table:table-cell table:style-name="ce119"/>
          <table:table-cell table:style-name="ce135" office:value-type="float" office:value="147049" calcext:value-type="float">
            <text:p>147,049</text:p>
          </table:table-cell>
          <table:table-cell table:style-name="ce157"/>
          <table:table-cell/>
          <table:table-cell table:style-name="ce163" table:number-columns-repeated="1010"/>
        </table:table-row>
        <table:table-row table:style-name="ro6">
          <table:table-cell table:style-name="ce149"/>
          <table:table-cell table:style-name="ce120" table:number-columns-repeated="3"/>
          <table:table-cell table:style-name="ce149"/>
          <table:table-cell table:style-name="ce120" table:number-columns-repeated="3"/>
          <table:table-cell table:style-name="ce153" table:number-columns-repeated="4"/>
          <table:table-cell table:number-columns-repeated="1012"/>
        </table:table-row>
        <table:table-row table:style-name="ro6">
          <table:table-cell table:style-name="ce13" office:value-type="string" calcext:value-type="string">
            <text:p>1. Goods moved: the weight of goods carried multiplied by the distance hauled, measured in tonne kilometres. </text:p>
          </table:table-cell>
          <table:table-cell table:style-name="ce13" table:number-columns-repeated="1023"/>
        </table:table-row>
        <table:table-row table:style-name="ro6">
          <table:table-cell table:style-name="ce149" office:value-type="string" calcext:value-type="string">
            <text:p>2. Gross vehicle weight: the total weight of the vehicle plus its carrying capacity, from 3.5 to 44 tonnes.</text:p>
          </table:table-cell>
          <table:table-cell table:style-name="ce120" table:number-columns-repeated="3"/>
          <table:table-cell table:style-name="ce149"/>
          <table:table-cell table:style-name="ce120" table:number-columns-repeated="3"/>
          <table:table-cell table:style-name="ce153" table:number-columns-repeated="3"/>
          <table:table-cell table:style-name="ce154"/>
          <table:table-cell table:number-columns-repeated="1012"/>
        </table:table-row>
        <table:table-row table:style-name="ro6">
          <table:table-cell table:style-name="ce149" office:value-type="string" calcext:value-type="string">
            <text:p>3. Mode of appearance: how the goods were carried.</text:p>
          </table:table-cell>
          <table:table-cell table:style-name="ce120" table:number-columns-repeated="3"/>
          <table:table-cell table:style-name="ce149"/>
          <table:table-cell table:style-name="ce120" table:number-columns-repeated="3"/>
          <table:table-cell table:style-name="ce153" table:number-columns-repeated="3"/>
          <table:table-cell table:style-name="ce154"/>
          <table:table-cell table:number-columns-repeated="1012"/>
        </table:table-row>
        <table:table-row table:style-name="ro6">
          <table:table-cell table:style-name="ce149" office:value-type="string" calcext:value-type="string">
            <text:p>4. Other includes: Swap bodies, boxes, crates, cylinders, and mixed consignments.</text:p>
          </table:table-cell>
          <table:table-cell table:style-name="ce120" table:number-columns-repeated="3"/>
          <table:table-cell table:style-name="ce149"/>
          <table:table-cell table:style-name="ce120" table:number-columns-repeated="3"/>
          <table:table-cell table:style-name="ce153" table:number-columns-repeated="3"/>
          <table:table-cell table:style-name="ce154"/>
          <table:table-cell table:number-columns-repeated="1012"/>
        </table:table-row>
        <table:table-row table:style-name="ro6">
          <table:table-cell table:style-name="ce13" office:value-type="string" calcext:value-type="string">
            <text:p>‘:’ = none recorded in the sample or not available due to small sample size.</text:p>
          </table:table-cell>
          <table:table-cell table:style-name="ce120" table:number-columns-repeated="3"/>
          <table:table-cell table:style-name="ce149"/>
          <table:table-cell table:style-name="ce120" table:number-columns-repeated="3"/>
          <table:table-cell table:style-name="ce153" table:number-columns-repeated="3"/>
          <table:table-cell table:style-name="ce154"/>
          <table:table-cell table:number-columns-repeated="1012"/>
        </table:table-row>
        <table:table-row table:style-name="ro6">
          <table:table-cell table:style-name="ce13"/>
          <table:table-cell table:style-name="ce120" table:number-columns-repeated="3"/>
          <table:table-cell table:style-name="ce149"/>
          <table:table-cell table:style-name="ce120" table:number-columns-repeated="3"/>
          <table:table-cell table:style-name="ce153" table:number-columns-repeated="3"/>
          <table:table-cell table:style-name="ce154"/>
          <table:table-cell table:number-columns-repeated="1012"/>
        </table:table-row>
        <table:table-row table:style-name="ro6">
          <table:table-cell table:style-name="ce112" office:value-type="string" calcext:value-type="string">
            <text:p>Telephone: 020 7944 3903</text:p>
          </table:table-cell>
          <table:table-cell table:style-name="ce12" table:number-columns-repeated="4"/>
          <table:table-cell table:style-name="ce13"/>
          <table:table-cell table:style-name="ce14"/>
          <table:table-cell table:number-columns-repeated="4"/>
          <table:table-cell table:style-name="ce16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6">
          <table:table-cell table:style-name="ce112" office:value-type="string" calcext:value-type="string">
            <text:p>Email: roadfreight.stats@dft.gov.uk</text:p>
          </table:table-cell>
          <table:table-cell table:style-name="ce12" table:number-columns-repeated="4"/>
          <table:table-cell table:style-name="ce13"/>
          <table:table-cell table:style-name="ce14"/>
          <table:table-cell table:number-columns-repeated="4"/>
          <table:table-cell table:style-name="ce16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6">
          <table:table-cell table:style-name="ce100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2" table:number-columns-repeated="4"/>
          <table:table-cell table:style-name="ce13"/>
          <table:table-cell table:style-name="ce14"/>
          <table:table-cell table:number-columns-repeated="4"/>
          <table:table-cell table:style-name="ce16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RFS0120_GoodsMoved.$A$1" table:cell-range-address="RFS0120_GoodsMoved.$A$4:RFS0120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2094" style:display-name="Normal_TAB2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2194" style:display-name="Normal_TAB21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ercent" style:family="table-cell" style:parent-style-name="Default" style:data-style-name="N10"/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7:40.801000000</dc:date>
    <meta:editing-duration>PT10S</meta:editing-duration>
    <meta:editing-cycles>1</meta:editing-cycles>
    <meta:document-statistic meta:table-count="2" meta:cell-count="259" meta:object-count="0"/>
  </office:meta>
</office:document-meta>
</file>